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mediterranean avenue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baltic avenue</text:p>
          </table:table-cell>
          <table:table-cell office:value-type="string" calcext:value-type="string">
            <text:p>income tax</text:p>
          </table:table-cell>
          <table:table-cell office:value-type="string" calcext:value-type="string">
            <text:p>reading railroad</text:p>
          </table:table-cell>
          <table:table-cell office:value-type="string" calcext:value-type="string">
            <text:p>oriental avenu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vermont avenue</text:p>
          </table:table-cell>
          <table:table-cell office:value-type="string" calcext:value-type="string">
            <text:p>connecticut avenue</text:p>
          </table:table-cell>
          <table:table-cell office:value-type="string" calcext:value-type="string">
            <text:p>in jail/visiting</text:p>
          </table:table-cell>
          <table:table-cell office:value-type="string" calcext:value-type="string">
            <text:p>st. charles place</text:p>
          </table:table-cell>
          <table:table-cell office:value-type="string" calcext:value-type="string">
            <text:p>electric company</text:p>
          </table:table-cell>
          <table:table-cell office:value-type="string" calcext:value-type="string">
            <text:p>states avenue</text:p>
          </table:table-cell>
          <table:table-cell office:value-type="string" calcext:value-type="string">
            <text:p>virginia avenye</text:p>
          </table:table-cell>
          <table:table-cell office:value-type="string" calcext:value-type="string">
            <text:p>pennsylvania railroad</text:p>
          </table:table-cell>
          <table:table-cell office:value-type="string" calcext:value-type="string">
            <text:p>st. james place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tennessee avenue</text:p>
          </table:table-cell>
          <table:table-cell office:value-type="string" calcext:value-type="string">
            <text:p>new york avenue</text:p>
          </table:table-cell>
          <table:table-cell office:value-type="string" calcext:value-type="string">
            <text:p>free parking</text:p>
          </table:table-cell>
          <table:table-cell office:value-type="string" calcext:value-type="string">
            <text:p>kentucky avenu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indiana avenue</text:p>
          </table:table-cell>
          <table:table-cell office:value-type="string" calcext:value-type="string">
            <text:p>illinois avenue</text:p>
          </table:table-cell>
          <table:table-cell office:value-type="string" calcext:value-type="string">
            <text:p>b&amp;o railroad</text:p>
          </table:table-cell>
          <table:table-cell office:value-type="string" calcext:value-type="string">
            <text:p>atlantic avenue</text:p>
          </table:table-cell>
          <table:table-cell office:value-type="string" calcext:value-type="string">
            <text:p>ventnor avenue</text:p>
          </table:table-cell>
          <table:table-cell office:value-type="string" calcext:value-type="string">
            <text:p>water works</text:p>
          </table:table-cell>
          <table:table-cell office:value-type="string" calcext:value-type="string">
            <text:p>marvin gardens</text:p>
          </table:table-cell>
          <table:table-cell office:value-type="string" calcext:value-type="string">
            <text:p>go to jail</text:p>
          </table:table-cell>
          <table:table-cell office:value-type="string" calcext:value-type="string">
            <text:p>pacific avenue</text:p>
          </table:table-cell>
          <table:table-cell office:value-type="string" calcext:value-type="string">
            <text:p>north carolina avenue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pennsylvania avenue</text:p>
          </table:table-cell>
          <table:table-cell office:value-type="string" calcext:value-type="string">
            <text:p>short line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park place</text:p>
          </table:table-cell>
          <table:table-cell office:value-type="string" calcext:value-type="string">
            <text:p>luxury tax</text:p>
          </table:table-cell>
          <table:table-cell office:value-type="string" calcext:value-type="string">
            <text:p>boardwalk</text:p>
          </table:table-cell>
          <table:table-cell/>
          <table:table-cell table:style-name="Default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formula="of:=SUM([.B3:.AP3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mediterranean aven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formula="of:=SUM([.B4:.AP4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0.058823529" calcext:value-type="float">
            <text:p>0.058823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09804" calcext:value-type="float">
            <text:p>0.024509804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12254902" calcext:value-type="float">
            <text:p>0.12254902</text:p>
          </table:table-cell>
          <table:table-cell office:value-type="float" office:value="0.147058824" calcext:value-type="float">
            <text:p>0.147058824</text:p>
          </table:table-cell>
          <table:table-cell office:value-type="float" office:value="0.181372549" calcext:value-type="float">
            <text:p>0.181372549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24509804" calcext:value-type="float">
            <text:p>0.024509804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SUM([.B5:.AP5])" office:value-type="float" office:value="1" calcext:value-type="float">
            <text:p>1.000000000</text:p>
          </table:table-cell>
        </table:table-row>
        <table:table-row table:style-name="ro1">
          <table:table-cell office:value-type="string" calcext:value-type="string">
            <text:p>baltic aven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SUM([.B6:.AP6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income ta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SUM([.B7:.AP7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reading railroa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formula="of:=SUM([.B8:.AP8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oriental avenu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SUM([.B9:.AP9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52778" calcext:value-type="float">
            <text:p>0.012152778</text:p>
          </table:table-cell>
          <table:table-cell office:value-type="float" office:value="0.086805556" calcext:value-type="float">
            <text:p>0.086805556</text:p>
          </table:table-cell>
          <table:table-cell office:value-type="float" office:value="0.098958333" calcext:value-type="float">
            <text:p>0.098958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60763889" calcext:value-type="float">
            <text:p>0.060763889</text:p>
          </table:table-cell>
          <table:table-cell office:value-type="float" office:value="0.072916667" calcext:value-type="float">
            <text:p>0.072916667</text:p>
          </table:table-cell>
          <table:table-cell office:value-type="float" office:value="0.123263889" calcext:value-type="float">
            <text:p>0.123263889</text:p>
          </table:table-cell>
          <table:table-cell office:value-type="float" office:value="0.048611111" calcext:value-type="float">
            <text:p>0.048611111</text:p>
          </table:table-cell>
          <table:table-cell office:value-type="float" office:value="0.036458333" calcext:value-type="float">
            <text:p>0.036458333</text:p>
          </table:table-cell>
          <table:table-cell office:value-type="float" office:value="0.024305556" calcext:value-type="float">
            <text:p>0.024305556</text:p>
          </table:table-cell>
          <table:table-cell office:value-type="float" office:value="0.012152778" calcext:value-type="float">
            <text:p>0.0121527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SUM([.B10:.AP10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vermont aven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formula="of:=SUM([.B11:.AP11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onnecticut avenu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SUM([.B12:.AP12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in jail/visiting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formula="of:=SUM([.B13:.AP13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st. charles plac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SUM([.B14:.AP14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electric company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formula="of:=SUM([.B15:.AP15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states avenu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SUM([.B16:.AP16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virginia avenye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SUM([.B17:.AP17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pennsylvania railroa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SUM([.B18:.AP18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st. james plac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SUM([.B19:.AP19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0.058823529" calcext:value-type="float">
            <text:p>0.0588235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8823529" calcext:value-type="float">
            <text:p>0.0588235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4509804" calcext:value-type="float">
            <text:p>0.024509804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12254902" calcext:value-type="float">
            <text:p>0.12254902</text:p>
          </table:table-cell>
          <table:table-cell office:value-type="float" office:value="0.147058824" calcext:value-type="float">
            <text:p>0.147058824</text:p>
          </table:table-cell>
          <table:table-cell office:value-type="float" office:value="0.12254902" calcext:value-type="float">
            <text:p>0.12254902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24509804" calcext:value-type="float">
            <text:p>0.02450980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SUM([.B20:.AP20])" office:value-type="float" office:value="1" calcext:value-type="float">
            <text:p>1.000000000</text:p>
          </table:table-cell>
        </table:table-row>
        <table:table-row table:style-name="ro1">
          <table:table-cell office:value-type="string" calcext:value-type="string">
            <text:p>tennessee avenu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B21:.AP21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new york avenu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2:.AP22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free parking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3:.AP23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kentucky avenue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4:.AP24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0.0625" calcext:value-type="float">
            <text:p>0.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4652778" calcext:value-type="float">
            <text:p>0.074652778</text:p>
          </table:table-cell>
          <table:table-cell office:value-type="float" office:value="0.086805556" calcext:value-type="float">
            <text:p>0.086805556</text:p>
          </table:table-cell>
          <table:table-cell office:value-type="float" office:value="0.036458333" calcext:value-type="float">
            <text:p>0.036458333</text:p>
          </table:table-cell>
          <table:table-cell office:value-type="float" office:value="0.048611111" calcext:value-type="float">
            <text:p>0.048611111</text:p>
          </table:table-cell>
          <table:table-cell office:value-type="float" office:value="0.123263889" calcext:value-type="float">
            <text:p>0.123263889</text:p>
          </table:table-cell>
          <table:table-cell office:value-type="float" office:value="0.072916667" calcext:value-type="float">
            <text:p>0.072916667</text:p>
          </table:table-cell>
          <table:table-cell office:value-type="float" office:value="0.060763889" calcext:value-type="float">
            <text:p>0.060763889</text:p>
          </table:table-cell>
          <table:table-cell office:value-type="float" office:value="0.048611111" calcext:value-type="float">
            <text:p>0.048611111</text:p>
          </table:table-cell>
          <table:table-cell office:value-type="float" office:value="0.036458333" calcext:value-type="float">
            <text:p>0.036458333</text:p>
          </table:table-cell>
          <table:table-cell office:value-type="float" office:value="0.024305556" calcext:value-type="float">
            <text:p>0.024305556</text:p>
          </table:table-cell>
          <table:table-cell office:value-type="float" office:value="0.012152778" calcext:value-type="float">
            <text:p>0.0121527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SUM([.B25:.AP25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indiana avenu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6:.AP26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illinois avenue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7:.AP27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b&amp;o railroad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:.AP28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atlantic avenue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AP29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ventnor avenu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/>
          <table:table-cell table:formula="of:=SUM([.B30:.AP30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water works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/>
          <table:table-cell table:formula="of:=SUM([.B31:.AP31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marvin gardens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/>
          <table:table-cell table:formula="of:=SUM([.B32:.AP32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go to jail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table:formula="of:=SUM([.B33:.AP33])" office:value-type="float" office:value="1" calcext:value-type="float">
            <text:p>1.000000000</text:p>
          </table:table-cell>
        </table:table-row>
        <table:table-row table:style-name="ro1">
          <table:table-cell office:value-type="string" calcext:value-type="string">
            <text:p>pacific avenue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/>
          <table:table-cell table:formula="of:=SUM([.B34:.AP34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north carolina avenue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/>
          <table:table-cell table:formula="of:=SUM([.B35:.AP35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0.205882353" calcext:value-type="float">
            <text:p>0.205882353</text:p>
          </table:table-cell>
          <table:table-cell office:value-type="float" office:value="0.12254902" calcext:value-type="float">
            <text:p>0.12254902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24509804" calcext:value-type="float">
            <text:p>0.024509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8823529" calcext:value-type="float">
            <text:p>0.0588235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4509804" calcext:value-type="float">
            <text:p>0.024509804</text:p>
          </table:table-cell>
          <table:table-cell office:value-type="float" office:value="0.049019608" calcext:value-type="float">
            <text:p>0.049019608</text:p>
          </table:table-cell>
          <table:table-cell office:value-type="float" office:value="0.073529411" calcext:value-type="float">
            <text:p>0.073529411</text:p>
          </table:table-cell>
          <table:table-cell office:value-type="float" office:value="0.098039216" calcext:value-type="float">
            <text:p>0.098039216</text:p>
          </table:table-cell>
          <table:table-cell office:value-type="float" office:value="0.12254902" calcext:value-type="float">
            <text:p>0.12254902</text:p>
          </table:table-cell>
          <table:table-cell/>
          <table:table-cell table:formula="of:=SUM([.B36:.AP36])" office:value-type="float" office:value="1" calcext:value-type="float">
            <text:p>1.000000000</text:p>
          </table:table-cell>
        </table:table-row>
        <table:table-row table:style-name="ro1">
          <table:table-cell office:value-type="string" calcext:value-type="string">
            <text:p>pennsylvania avenue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/>
          <table:table-cell table:formula="of:=SUM([.B37:.AP37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short line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/>
          <table:table-cell table:formula="of:=SUM([.B38:.AP38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0.098958333" calcext:value-type="float">
            <text:p>0.098958333</text:p>
          </table:table-cell>
          <table:table-cell office:value-type="float" office:value="0.048611111" calcext:value-type="float">
            <text:p>0.048611111</text:p>
          </table:table-cell>
          <table:table-cell office:value-type="float" office:value="0.060763889" calcext:value-type="float">
            <text:p>0.060763889</text:p>
          </table:table-cell>
          <table:table-cell office:value-type="float" office:value="0.072916667" calcext:value-type="float">
            <text:p>0.072916667</text:p>
          </table:table-cell>
          <table:table-cell office:value-type="float" office:value="0.060763889" calcext:value-type="float">
            <text:p>0.060763889</text:p>
          </table:table-cell>
          <table:table-cell office:value-type="float" office:value="0.173611111" calcext:value-type="float">
            <text:p>0.173611111</text:p>
          </table:table-cell>
          <table:table-cell office:value-type="float" office:value="0.036458333" calcext:value-type="float">
            <text:p>0.036458333</text:p>
          </table:table-cell>
          <table:table-cell office:value-type="float" office:value="0.024305556" calcext:value-type="float">
            <text:p>0.024305556</text:p>
          </table:table-cell>
          <table:table-cell office:value-type="float" office:value="0.012152778" calcext:value-type="float">
            <text:p>0.0121527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625" calcext:value-type="float">
            <text:p>0.06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152778" calcext:value-type="float">
            <text:p>0.012152778</text:p>
          </table:table-cell>
          <table:table-cell office:value-type="float" office:value="0.086805556" calcext:value-type="float">
            <text:p>0.086805556</text:p>
          </table:table-cell>
          <table:table-cell/>
          <table:table-cell table:formula="of:=SUM([.B39:.AP39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park place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/>
          <table:table-cell table:formula="of:=SUM([.B40:.AP40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luxury tax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9" office:value-type="float" office:value="0" calcext:value-type="float">
            <text:p>0</text:p>
          </table:table-cell>
          <table:table-cell/>
          <table:table-cell table:formula="of:=SUM([.B41:.AP41])" office:value-type="float" office:value="1.000000001" calcext:value-type="float">
            <text:p>1.000000001</text:p>
          </table:table-cell>
        </table:table-row>
        <table:table-row table:style-name="ro1">
          <table:table-cell office:value-type="string" calcext:value-type="string">
            <text:p>boardwalk</text:p>
          </table:table-cell>
          <table:table-cell office:value-type="float" office:value="0" calcext:value-type="float">
            <text:p>0</text:p>
          </table:table-cell>
          <table:table-cell office:value-type="float" office:value="0.027777778" calcext:value-type="float">
            <text:p>0.027777778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38888889" calcext:value-type="float">
            <text:p>0.13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83333333" calcext:value-type="float">
            <text:p>0.083333333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27777778" calcext:value-type="float">
            <text:p>0.027777778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formula="of:=SUM([.B42:.AP42])" office:value-type="float" office:value="1.000000001" calcext:value-type="float">
            <text:p>1.000000001</text:p>
          </table:table-cell>
        </table:table-row>
        <table:table-row table:style-name="ro1">
          <table:table-cell table:number-columns-repeated="42"/>
          <table:table-cell table:style-name="Default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43])" office:value-type="float" office:value="1.214154412" calcext:value-type="float">
            <text:p>1.214154412</text:p>
          </table:table-cell>
          <table:table-cell table:formula="of:=SUM([.C3:.C43])" office:value-type="float" office:value="0.865604576" calcext:value-type="float">
            <text:p>0.865604576</text:p>
          </table:table-cell>
          <table:table-cell table:formula="of:=SUM([.D3:.D43])" office:value-type="float" office:value="0.881025328" calcext:value-type="float">
            <text:p>0.881025328</text:p>
          </table:table-cell>
          <table:table-cell table:formula="of:=SUM([.E3:.E43])" office:value-type="float" office:value="0.896446079" calcext:value-type="float">
            <text:p>0.896446079</text:p>
          </table:table-cell>
          <table:table-cell table:formula="of:=SUM([.F3:.F43])" office:value-type="float" office:value="0.974571079" calcext:value-type="float">
            <text:p>0.974571079</text:p>
          </table:table-cell>
          <table:table-cell table:formula="of:=SUM([.G3:.G43])" office:value-type="float" office:value="1.177696079" calcext:value-type="float">
            <text:p>1.177696079</text:p>
          </table:table-cell>
          <table:table-cell table:formula="of:=SUM([.H3:.H43])" office:value-type="float" office:value="0.943321079" calcext:value-type="float">
            <text:p>0.943321079</text:p>
          </table:table-cell>
          <table:table-cell table:formula="of:=SUM([.I3:.I43])" office:value-type="float" office:value="0.955678106" calcext:value-type="float">
            <text:p>0.955678106</text:p>
          </table:table-cell>
          <table:table-cell table:formula="of:=SUM([.J3:.J43])" office:value-type="float" office:value="0.968035132" calcext:value-type="float">
            <text:p>0.968035132</text:p>
          </table:table-cell>
          <table:table-cell table:formula="of:=SUM([.K3:.K43])" office:value-type="float" office:value="0.964767158" calcext:value-type="float">
            <text:p>0.964767158</text:p>
          </table:table-cell>
          <table:table-cell table:formula="of:=SUM([.L3:.L43])" office:value-type="float" office:value="2.316380719" calcext:value-type="float">
            <text:p>2.316380719</text:p>
          </table:table-cell>
          <table:table-cell table:formula="of:=SUM([.M3:.M43])" office:value-type="float" office:value="1.127553106" calcext:value-type="float">
            <text:p>1.127553106</text:p>
          </table:table-cell>
          <table:table-cell table:formula="of:=SUM([.N3:.N43])" office:value-type="float" office:value="1.052696079" calcext:value-type="float">
            <text:p>1.052696079</text:p>
          </table:table-cell>
          <table:table-cell table:formula="of:=SUM([.O3:.O43])" office:value-type="float" office:value="0.915339053" calcext:value-type="float">
            <text:p>0.915339053</text:p>
          </table:table-cell>
          <table:table-cell table:formula="of:=SUM([.P3:.P43])" office:value-type="float" office:value="0.902982027" calcext:value-type="float">
            <text:p>0.902982027</text:p>
          </table:table-cell>
          <table:table-cell table:formula="of:=SUM([.Q3:.Q43])" office:value-type="float" office:value="0.984375001" calcext:value-type="float">
            <text:p>0.984375001</text:p>
          </table:table-cell>
          <table:table-cell table:formula="of:=SUM([.R3:.R43])" office:value-type="float" office:value="0.937500001" calcext:value-type="float">
            <text:p>0.937500001</text:p>
          </table:table-cell>
          <table:table-cell table:formula="of:=SUM([.S3:.S43])" office:value-type="float" office:value="0.953125001" calcext:value-type="float">
            <text:p>0.953125001</text:p>
          </table:table-cell>
          <table:table-cell table:formula="of:=SUM([.T3:.T43])" office:value-type="float" office:value="0.968750001" calcext:value-type="float">
            <text:p>0.968750001</text:p>
          </table:table-cell>
          <table:table-cell table:formula="of:=SUM([.U3:.U43])" office:value-type="float" office:value="1.043607027" calcext:value-type="float">
            <text:p>1.043607027</text:p>
          </table:table-cell>
          <table:table-cell table:formula="of:=SUM([.V3:.V43])" office:value-type="float" office:value="0.993464053" calcext:value-type="float">
            <text:p>0.993464053</text:p>
          </table:table-cell>
          <table:table-cell table:formula="of:=SUM([.W3:.W43])" office:value-type="float" office:value="0.990196079" calcext:value-type="float">
            <text:p>0.990196079</text:p>
          </table:table-cell>
          <table:table-cell table:formula="of:=SUM([.X3:.X43])" office:value-type="float" office:value="0.986928106" calcext:value-type="float">
            <text:p>0.986928106</text:p>
          </table:table-cell>
          <table:table-cell table:formula="of:=SUM([.Y3:.Y43])" office:value-type="float" office:value="0.983660132" calcext:value-type="float">
            <text:p>0.983660132</text:p>
          </table:table-cell>
          <table:table-cell table:formula="of:=SUM([.Z3:.Z43])" office:value-type="float" office:value="1.152267158" calcext:value-type="float">
            <text:p>1.152267158</text:p>
          </table:table-cell>
          <table:table-cell table:formula="of:=SUM([.AA3:.AA43])" office:value-type="float" office:value="1.014910132" calcext:value-type="float">
            <text:p>1.014910132</text:p>
          </table:table-cell>
          <table:table-cell table:formula="of:=SUM([.AB3:.AB43])" office:value-type="float" office:value="0.940053106" calcext:value-type="float">
            <text:p>0.940053106</text:p>
          </table:table-cell>
          <table:table-cell table:formula="of:=SUM([.AC3:.AC43])" office:value-type="float" office:value="0.927696079" calcext:value-type="float">
            <text:p>0.927696079</text:p>
          </table:table-cell>
          <table:table-cell table:formula="of:=SUM([.AD3:.AD43])" office:value-type="float" office:value="0.977839053" calcext:value-type="float">
            <text:p>0.977839053</text:p>
          </table:table-cell>
          <table:table-cell table:formula="of:=SUM([.AE3:.AE43])" office:value-type="float" office:value="0.902982027" calcext:value-type="float">
            <text:p>0.902982027</text:p>
          </table:table-cell>
          <table:table-cell table:formula="of:=SUM([.AF3:.AF43])" office:value-type="float" office:value="0.921875001" calcext:value-type="float">
            <text:p>0.921875001</text:p>
          </table:table-cell>
          <table:table-cell table:formula="of:=SUM([.AG3:.AG43])" office:value-type="float" office:value="0.937500001" calcext:value-type="float">
            <text:p>0.937500001</text:p>
          </table:table-cell>
          <table:table-cell table:formula="of:=SUM([.AH3:.AH43])" office:value-type="float" office:value="0.925347223" calcext:value-type="float">
            <text:p>0.925347223</text:p>
          </table:table-cell>
          <table:table-cell table:formula="of:=SUM([.AI3:.AI43])" office:value-type="float" office:value="0.975694445" calcext:value-type="float">
            <text:p>0.975694445</text:p>
          </table:table-cell>
          <table:table-cell table:formula="of:=SUM([.AJ3:.AJ43])" office:value-type="float" office:value="0.901041668" calcext:value-type="float">
            <text:p>0.901041668</text:p>
          </table:table-cell>
          <table:table-cell table:formula="of:=SUM([.AK3:.AK43])" office:value-type="float" office:value="0.885620916" calcext:value-type="float">
            <text:p>0.885620916</text:p>
          </table:table-cell>
          <table:table-cell table:formula="of:=SUM([.AL3:.AL43])" office:value-type="float" office:value="0.854575164" calcext:value-type="float">
            <text:p>0.854575164</text:p>
          </table:table-cell>
          <table:table-cell table:formula="of:=SUM([.AM3:.AM43])" office:value-type="float" office:value="0.823529412" calcext:value-type="float">
            <text:p>0.823529412</text:p>
          </table:table-cell>
          <table:table-cell table:formula="of:=SUM([.AN3:.AN43])" office:value-type="float" office:value="0.832414217" calcext:value-type="float">
            <text:p>0.832414217</text:p>
          </table:table-cell>
          <table:table-cell table:formula="of:=SUM([.AO3:.AO43])" office:value-type="float" office:value="1.028799021" calcext:value-type="float">
            <text:p>1.028799021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7" loext:min-decimal-places="17" number:min-integer-digits="1"/>
    </number:number-style>
    <number:number-style style:name="N119">
      <number:number number:decimal-places="18" loext:min-decimal-places="18" number:min-integer-digits="1"/>
    </number:number-style>
    <number:number-style style:name="N120">
      <number:number number:decimal-places="19" loext:min-decimal-places="19" number:min-integer-digits="1"/>
    </number:number-style>
    <number:number-style style:name="N121">
      <number:number number:decimal-places="20" loext:min-decimal-places="20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 style:data-style-name="N2" text:time-value="12:51:28.963646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3:12:49.366362071</meta:creation-date>
    <dc:date>2017-10-27T13:38:12.651194695</dc:date>
    <meta:editing-duration>PT1H59M26S</meta:editing-duration>
    <meta:editing-cycles>37</meta:editing-cycles>
    <meta:generator>LibreOffice/5.4.2.2.0$Linux_X86_64 LibreOffice_project/40m0$Build-2</meta:generator>
    <meta:document-statistic meta:table-count="1" meta:cell-count="1796" meta:object-count="0"/>
  </office:meta>
</office:document-meta>
</file>